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Roboto" svg:font-family="Roboto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shadow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widows="1" fo:text-indent="0cm" style:auto-text-indent="false" style:writing-mode="lr-tb"/>
      <style:text-properties fo:font-variant="normal" fo:text-transform="none" fo:color="#8c8c8c" style:font-name="Roboto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505050" style:font-name="Roboto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505050" style:font-name="Roboto" fo:font-size="10.5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300dc" style:font-name="Roboto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300dc" style:font-name="Roboto" fo:font-size="10.5pt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008000" style:font-name="Roboto" fo:font-size="10.5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318cm" fo:margin-bottom="0.318cm" fo:widows="1" fo:text-indent="0cm" style:auto-text-indent="false" fo:padding="0cm" fo:border="none"/>
      <style:text-properties fo:font-variant="normal" fo:text-transform="none" fo:color="#505050" style:font-name="Roboto" fo:font-size="10.5pt" fo:letter-spacing="normal" fo:font-style="normal" fo:font-weight="bold"/>
    </style:style>
    <style:style style:name="P11" style:family="paragraph" style:parent-style-name="Text_20_body">
      <style:paragraph-properties fo:margin-left="0cm" fo:margin-right="0cm" fo:margin-top="0.318cm" fo:margin-bottom="0.318cm" fo:widows="1" fo:text-indent="0cm" style:auto-text-indent="false" fo:padding="0cm" fo:border="none"/>
      <style:text-properties fo:font-variant="normal" fo:text-transform="none" fo:color="#2300dc" style:font-name="Roboto" fo:font-size="10.5pt" fo:letter-spacing="normal" fo:font-style="normal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 fo:text-align="start" style:justify-single-word="false" fo:widows="1" style:writing-mode="lr-tb"/>
      <style:text-properties fo:font-variant="normal" fo:text-transform="none" fo:color="#8c8c8c" style:font-name="Roboto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top="0cm" fo:margin-bottom="0cm" fo:text-align="start" style:justify-single-word="false" fo:widows="1" style:writing-mode="lr-tb"/>
      <style:text-properties fo:font-variant="normal" fo:text-transform="none" fo:color="#8c8c8c" style:font-name="Roboto" fo:font-size="10.5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top="0cm" fo:margin-bottom="0cm" fo:text-align="start" style:justify-single-word="false" fo:widows="1" style:writing-mode="lr-tb"/>
    </style:style>
    <style:style style:name="P15" style:family="paragraph" style:parent-style-name="Text_20_body">
      <style:paragraph-properties fo:margin-top="0cm" fo:margin-bottom="0cm" fo:line-height="150%"/>
      <style:text-properties style:font-name="Times New Roman" fo:font-size="12pt" style:font-size-asian="12pt" style:font-size-complex="12pt"/>
    </style:style>
    <style:style style:name="P16" style:family="paragraph" style:parent-style-name="Heading_20_1">
      <style:text-properties fo:font-variant="normal" fo:text-transform="none" fo:color="#505050" style:font-name="Times New Roman" fo:font-size="28pt" fo:letter-spacing="normal" fo:font-style="normal" fo:font-weight="normal"/>
    </style:style>
    <style:style style:name="P17" style:family="paragraph" style:parent-style-name="Text_20_body" style:list-style-name="L1">
      <style:paragraph-properties fo:margin-left="0cm" fo:margin-right="0cm" fo:margin-top="0.318cm" fo:margin-bottom="0.318cm" fo:widows="1" fo:text-indent="0cm" style:auto-text-indent="false" fo:padding="0cm" fo:border="none"/>
      <style:text-properties fo:font-variant="normal" fo:text-transform="none" fo:color="#505050" style:font-name="Roboto" fo:font-size="10.5pt" fo:letter-spacing="normal" fo:font-style="normal" fo:font-weight="bold"/>
    </style:style>
    <style:style style:name="P18" style:family="paragraph" style:parent-style-name="Text_20_body" style:list-style-name="L1">
      <style:paragraph-properties fo:margin-left="0cm" fo:margin-right="0cm" fo:margin-top="0.318cm" fo:margin-bottom="0.318cm" fo:widows="1" fo:text-indent="0cm" style:auto-text-indent="false" fo:padding="0cm" fo:border="none">
        <style:tab-stops>
          <style:tab-stop style:position="10.319cm"/>
        </style:tab-stops>
      </style:paragraph-properties>
      <style:text-properties fo:font-variant="normal" fo:text-transform="none" fo:color="#505050" style:font-name="Roboto" fo:font-size="10.5pt" fo:letter-spacing="normal" fo:font-style="normal" fo:font-weight="bold"/>
    </style:style>
    <style:style style:name="P19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777777" fo:letter-spacing="normal"/>
    </style:style>
    <style:style style:name="P20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505050" style:font-name="Roboto" fo:font-size="10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fo:text-align="justify" style:justify-single-word="false" fo:widows="1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</style:style>
    <style:style style:name="P25" style:family="paragraph" style:parent-style-name="Text_20_body" style:list-style-name="L1">
      <style:paragraph-properties fo:margin-left="0cm" fo:margin-right="0cm" fo:widows="1" fo:text-indent="0cm" style:auto-text-indent="false" fo:padding="0cm" fo:border="none"/>
      <style:text-properties fo:font-variant="normal" fo:text-transform="none" fo:color="#777777" fo:letter-spacing="normal"/>
    </style:style>
    <style:style style:name="P26" style:family="paragraph" style:parent-style-name="Text_20_body" style:list-style-name="L1">
      <style:paragraph-properties fo:margin-top="0.318cm" fo:margin-bottom="0.318cm" fo:widows="1" fo:padding="0cm" fo:border="none"/>
      <style:text-properties fo:font-variant="normal" fo:text-transform="none" fo:color="#777777" fo:letter-spacing="normal"/>
    </style:style>
    <style:style style:name="P27" style:family="paragraph" style:parent-style-name="Text_20_body" style:list-style-name="L1">
      <style:paragraph-properties fo:margin-top="0.318cm" fo:margin-bottom="0.318cm" fo:widows="1" fo:padding="0cm" fo:border="none"/>
      <style:text-properties fo:font-variant="normal" fo:text-transform="none" fo:color="#8c8c8c" style:font-name="Roboto" fo:font-size="10.5pt" fo:letter-spacing="normal" fo:font-style="normal" fo:font-weight="normal"/>
    </style:style>
    <style:style style:name="P28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P29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style:font-size-asian="28pt" style:font-weight-asian="normal" style:font-size-complex="28pt" style:font-weight-complex="normal"/>
    </style:style>
    <style:style style:name="T2" style:family="text">
      <style:text-properties fo:color="#8c8c8c" style:font-name="Roboto" fo:font-size="10.5pt"/>
    </style:style>
    <style:style style:name="T3" style:family="text">
      <style:text-properties fo:color="#8c8c8c" style:font-name="Roboto" fo:font-size="12pt" style:font-size-asian="12pt" style:font-size-complex="12pt"/>
    </style:style>
    <style:style style:name="T4" style:family="text">
      <style:text-properties fo:font-variant="normal" fo:text-transform="none" fo:color="#8c8c8c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551a8b" style:font-name="Roboto" fo:font-size="12pt" fo:letter-spacing="normal" fo:font-style="normal" fo:font-weight="normal" style:font-size-asian="12pt" style:font-size-complex="12pt"/>
    </style:style>
    <style:style style:name="T6" style:family="text">
      <style:text-properties fo:color="#505050" style:font-name="Roboto" fo:font-size="10.5pt" fo:font-style="normal" fo:font-weight="normal"/>
    </style:style>
    <style:style style:name="T7" style:family="text">
      <style:text-properties fo:color="#008000"/>
    </style:style>
    <style:style style:name="T8" style:family="text">
      <style:text-properties fo:color="#008000" style:font-name="Roboto" fo:font-size="10.5pt" fo:font-style="normal" fo:font-weight="normal"/>
    </style:style>
    <style:style style:name="T9" style:family="text">
      <style:text-properties fo:color="#008000" style:font-name="Roboto" fo:font-size="10.5pt" fo:font-style="normal" fo:font-weight="bold" style:font-weight-asian="bold" style:font-weight-complex="bold"/>
    </style:style>
    <style:style style:name="T10" style:family="text">
      <style:text-properties fo:color="#008000" style:font-weight-asian="bold" style:font-weight-complex="bold"/>
    </style:style>
    <style:style style:name="T11" style:family="text">
      <style:text-properties fo:color="#008000" fo:font-weight="bold"/>
    </style:style>
    <style:style style:name="T12" style:family="text">
      <style:text-properties fo:color="#008000" fo:font-weight="bold" style:font-weight-asian="bold" style:font-weight-complex="bold"/>
    </style:style>
    <style:style style:name="T13" style:family="text">
      <style:text-properties fo:color="#2323dc" style:font-name="Roboto" fo:font-size="10.5pt" fo:font-style="normal" fo:font-weight="normal"/>
    </style:style>
    <style:style style:name="T14" style:family="text">
      <style:text-properties fo:color="#2300dc"/>
    </style:style>
    <style:style style:name="T15" style:family="text">
      <style:text-properties fo:color="#2300dc" style:font-name="Roboto" fo:font-size="10.5pt" fo:font-style="normal" fo:font-weight="normal"/>
    </style:style>
    <style:style style:name="T16" style:family="text">
      <style:text-properties fo:color="#2300dc" style:font-name="Roboto" fo:font-size="10.5pt" fo:font-style="normal" fo:font-weight="bold" style:font-weight-asian="bold" style:font-weight-complex="bold"/>
    </style:style>
    <style:style style:name="T17" style:family="text">
      <style:text-properties fo:color="#2300dc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_self" xlink:href="https://docs.google.com/forms/d/1wbLNXT_7rF7FD-jaIXdYp7Y3jiMzgpY_i9wE1pRiDv4/formResponse" xlink:type="simple">
          <form:text form:name="entry.1410021722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entry.259488974" form:control-implementation="ooo:com.sun.star.form.component.CheckBox" xml:id="control2" form:id="control2" form:value="Hôpital publiqu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59488974" form:control-implementation="ooo:com.sun.star.form.component.CheckBox" xml:id="control3" form:id="control3" form:value="Hôpital privé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59488974" form:control-implementation="ooo:com.sun.star.form.component.CheckBox" xml:id="control4" form:id="control4" form:value="Maternité de type 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59488974" form:control-implementation="ooo:com.sun.star.form.component.CheckBox" xml:id="control5" form:id="control5" form:value="Maternité de type II 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59488974" form:control-implementation="ooo:com.sun.star.form.component.CheckBox" xml:id="control6" form:id="control6" form:value="Maternité de type II 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59488974" form:control-implementation="ooo:com.sun.star.form.component.CheckBox" xml:id="control7" form:id="control7" form:value="Maternité de type II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75519871" form:control-implementation="ooo:com.sun.star.form.component.CheckBox" xml:id="control8" form:id="control8" form:value="Ou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75519871" form:control-implementation="ooo:com.sun.star.form.component.CheckBox" xml:id="control9" form:id="control9" form:value="N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616606485" form:control-implementation="ooo:com.sun.star.form.component.CheckBox" xml:id="control10" form:id="control10" form:value="Ou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616606485" form:control-implementation="ooo:com.sun.star.form.component.CheckBox" xml:id="control11" form:id="control11" form:value="N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entry.63351971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entry.437245961" form:control-implementation="ooo:com.sun.star.form.component.CheckBox" xml:id="control13" form:id="control13" form:value="Altération du rythme cardiaque fœtal nécessitant une extraction rapide.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4" form:id="control14" form:value="Stagnation de la présentation au détroit supérieur.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5" form:id="control15" form:value="Stagnation de la présentation au détroit moye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6" form:id="control16" form:value="Stagnation de la présentation au détroit inférieu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7" form:id="control17" form:value="Absence du gynécologue sur plac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8" form:id="control18" form:value="Fatigue maternell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437245961" form:control-implementation="ooo:com.sun.star.form.component.CheckBox" xml:id="control19" form:id="control19" form:value="Sur demande du médecin gynécologu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32469084" form:control-implementation="ooo:com.sun.star.form.component.CheckBox" xml:id="control20" form:id="control20" form:value="Ou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32469084" form:control-implementation="ooo:com.sun.star.form.component.CheckBox" xml:id="control21" form:id="control21" form:value="N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706013781" form:control-implementation="ooo:com.sun.star.form.component.CheckBox" xml:id="control22" form:id="control22" form:value="Durant vos études de sages-femm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706013781" form:control-implementation="ooo:com.sun.star.form.component.CheckBox" xml:id="control23" form:id="control23" form:value="Lors d'une formation professionnel continu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706013781" form:control-implementation="ooo:com.sun.star.form.component.CheckBox" xml:id="control24" form:id="control24" form:value="La mise en place d'un protocole dans le servic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706013781" form:control-implementation="ooo:com.sun.star.form.component.CheckBox" xml:id="control25" form:id="control25" form:value="Par vos propres moyen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28682990" form:control-implementation="ooo:com.sun.star.form.component.CheckBox" xml:id="control26" form:id="control26" form:value="L’expression sus-pubienne associée à la manœuvre de Mac Roberts en cas de dystocie des épaul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28682990" form:control-implementation="ooo:com.sun.star.form.component.CheckBox" xml:id="control27" form:id="control27" form:value="L’expression abdominale appliquée lors d’une rétention sur tête dernière en cas de présentation du sièg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28682990" form:control-implementation="ooo:com.sun.star.form.component.CheckBox" xml:id="control28" form:id="control28" form:value="L'expression abdominale associée à une extraction instrumental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28682990" form:control-implementation="ooo:com.sun.star.form.component.CheckBox" xml:id="control29" form:id="control29" form:value="L'expression abdominale lors de la césarienn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28682990" form:control-implementation="ooo:com.sun.star.form.component.CheckBox" xml:id="control30" form:id="control30" form:value="L’expression sus-pubienne et le massage utérin lors de la prise en charge de la délivrance en général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1" form:id="control31" form:value="Stress physique et psychique sur le moment et après l'accouchement.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2" form:id="control32" form:value="Douleurs abdominales persistantes après l'accouchement et ecchymoses abdominal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3" form:id="control33" form:value="Fractures de côt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4" form:id="control34" form:value="Déchirures périnéales au troisième degré et sphincter anal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5" form:id="control35" form:value="Rupture d'organ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6" form:id="control36" form:value="Embolie amniotiqu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7" form:id="control37" form:value="Rupture utérin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97952601" form:control-implementation="ooo:com.sun.star.form.component.CheckBox" xml:id="control38" form:id="control38" form:value="Atonie utérin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040901443" form:control-implementation="ooo:com.sun.star.form.component.CheckBox" xml:id="control39" form:id="control39" form:value="Ou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2040901443" form:control-implementation="ooo:com.sun.star.form.component.CheckBox" xml:id="control40" form:id="control40" form:value="N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1" form:id="control41" form:value="Proposition d'une analgési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2" form:id="control42" form:value="Augmentation du délai avant les efforts expulsif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3" form:id="control43" form:value="Changement de position afin de favoriser la descente de la présentati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4" form:id="control44" form:value="Utilisation d'ocytocin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5" form:id="control45" form:value="Pratique d'un pH au scalp afin d'affirmer ou non une souffrance fœtal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6" form:id="control46" form:value="Pratique d'une épisiotomi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7" form:id="control47" form:value="Appel plus rapide du gynécologue afin de réaliser une vento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642075884" form:control-implementation="ooo:com.sun.star.form.component.CheckBox" xml:id="control48" form:id="control48" form:value="Autre : précisez .......................................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60759124" form:control-implementation="ooo:com.sun.star.form.component.CheckBox" xml:id="control49" form:id="control49" form:value="Ou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1460759124" form:control-implementation="ooo:com.sun.star.form.component.CheckBox" xml:id="control50" form:id="control50" form:value="N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308989206" form:control-implementation="ooo:com.sun.star.form.component.CheckBox" xml:id="control51" form:id="control51" form:value="Favorabl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308989206" form:control-implementation="ooo:com.sun.star.form.component.CheckBox" xml:id="control52" form:id="control52" form:value="Défavorabl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ntry.308989206" form:control-implementation="ooo:com.sun.star.form.component.CheckBox" xml:id="control53" form:id="control53" form:value="Sans avi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16" text:outline-level="1"><text:span text:style-name="T1">Évaluation des pratiques professionnelles.</text:span><text:span text:style-name="T2"> <text:s text:c="88"/></text:span><text:span text:style-name="T3"><text:s text:c="22"/></text:span></text:h>
      <text:p text:style-name="P4"><text:s text:c="119"/>Pauline DENNI<text:line-break/> <text:s text:c="74"/>Étudiante sage-femme en quatrième année</text:p>
      <text:p text:style-name="P12"/>
      <text:p text:style-name="P12">Mon mémoire a pour sujet une évaluation des pratiques professionnelles sur l'expression abdominale durant la deuxième phase de l'accouchement.<text:line-break/>Les réponses à ce questionnaire sont anonymes.</text:p>
      <text:p text:style-name="P12"/>
      <text:p text:style-name="P14"><text:span text:style-name="T4">Je vous remercie d'avance du temps consacré à ce questionnaire, cela ne vous prendra que trois minutes. <text:line-break/>Pour tous renseignements vous pouvez me contacter à cette adresse mail : </text:span><text:a xlink:type="simple" xlink:href="mailto:pauline.denni@outlook.fr"><text:span text:style-name="T5">pauline.denni@outlook.fr</text:span></text:a><text:span text:style-name="T4"> ou à ce numéro :06.83.67.11.61.</text:span></text:p>
      <text:p text:style-name="P12"/>
      <text:p text:style-name="P13"/>
      <text:list xml:id="list5812617793555735600" text:style-name="L1">
        <text:list-header>
          <text:p text:style-name="P17">1) En quelle année avez vous été diplômé?<text:tab/><text:tab/><text:span text:style-name="T7">andip</text:span></text:p>
          <text:p text:style-name="P26"><text:bookmark text:name="entry_1410021722"/><draw:control text:anchor-type="as-char" draw:z-index="0" draw:style-name="gr1" draw:text-style-name="P28" svg:width="4.34cm" svg:height="0.742cm" draw:control="control1"/></text:p>
          <text:p text:style-name="P17">2) En quel type de maternité travaillez vous?<text:tab/></text:p>
          <text:list>
            <text:list-item>
              <text:p text:style-name="P19"><text:bookmark text:name="group_259488974_1"/><draw:control text:anchor-type="as-char" draw:z-index="1" draw:style-name="gr1" draw:text-style-name="P29" svg:width="0.345cm" svg:height="0.345cm" draw:control="control2"/> <text:span text:style-name="T6">Hôpital public <text:tab/><text:tab/></text:span><text:span text:style-name="T13">1 <text:s text:c="40"/></text:span><text:span text:style-name="T9">pp</text:span></text:p>
            </text:list-item>
            <text:list-item>
              <text:p text:style-name="P19"><text:bookmark text:name="group_259488974_2"/><draw:control text:anchor-type="as-char" draw:z-index="2" draw:style-name="gr1" draw:text-style-name="P29" svg:width="0.345cm" svg:height="0.345cm" draw:control="control3"/> <text:span text:style-name="T6">Hôpital privé<text:tab/><text:tab/></text:span><text:span text:style-name="T13">2</text:span><text:span text:style-name="T6"><text:tab/></text:span></text:p>
            </text:list-item>
            <text:list-item>
              <text:p text:style-name="P19"><text:bookmark text:name="group_259488974_3"/><draw:control text:anchor-type="as-char" draw:z-index="3" draw:style-name="gr1" draw:text-style-name="P29" svg:width="0.345cm" svg:height="0.345cm" draw:control="control4"/> <text:span text:style-name="T6">Maternité de type I<text:tab/><text:tab/></text:span><text:span text:style-name="T13">1 <text:s text:c="39"/></text:span><text:span text:style-name="T9"><text:s/>type</text:span></text:p>
            </text:list-item>
            <text:list-item>
              <text:p text:style-name="P19"><text:bookmark text:name="group_259488974_4"/><draw:control text:anchor-type="as-char" draw:z-index="4" draw:style-name="gr1" draw:text-style-name="P29" svg:width="0.345cm" svg:height="0.345cm" draw:control="control5"/> <text:span text:style-name="T6">Maternité de type II A<text:tab/></text:span><text:span text:style-name="T13">2</text:span></text:p>
            </text:list-item>
            <text:list-item>
              <text:p text:style-name="P19"><text:bookmark text:name="group_259488974_5"/><draw:control text:anchor-type="as-char" draw:z-index="5" draw:style-name="gr1" draw:text-style-name="P29" svg:width="0.345cm" svg:height="0.345cm" draw:control="control6"/> <text:span text:style-name="T6">Maternité de type II B<text:tab/></text:span><text:span text:style-name="T13">3</text:span><text:span text:style-name="T6"><text:tab/></text:span></text:p>
            </text:list-item>
            <text:list-item>
              <text:p text:style-name="P19"><text:bookmark text:name="group_259488974_6"/><draw:control text:anchor-type="as-char" draw:z-index="6" draw:style-name="gr1" draw:text-style-name="P29" svg:width="0.345cm" svg:height="0.345cm" draw:control="control7"/> <text:span text:style-name="T6">Maternité de type III<text:tab/><text:tab/></text:span><text:span text:style-name="T13">4</text:span></text:p>
              <text:p text:style-name="P20"/>
            </text:list-item>
          </text:list>
          <text:p text:style-name="P17">3) Vous arrive-t-il de pratiquer l'expression abdominale durant la deuxième phase de l'accouchement? <text:s text:c="30"/><text:span text:style-name="T10">prat</text:span></text:p>
          <text:list text:continue-numbering="true">
            <text:list-item>
              <text:p text:style-name="P19"><text:bookmark text:name="group_1675519871_1"/><draw:control text:anchor-type="as-char" draw:z-index="7" draw:style-name="gr1" draw:text-style-name="P29" svg:width="0.345cm" svg:height="0.345cm" draw:control="control8"/> <text:span text:style-name="T6">Oui <text:s text:c="2"/><text:tab/><text:tab/><text:tab/></text:span><text:span text:style-name="T13">1</text:span></text:p>
            </text:list-item>
            <text:list-item>
              <text:p text:style-name="P19"><text:bookmark text:name="group_1675519871_2"/><draw:control text:anchor-type="as-char" draw:z-index="8" draw:style-name="gr1" draw:text-style-name="P29" svg:width="0.345cm" svg:height="0.345cm" draw:control="control9"/> <text:span text:style-name="T6">Non<text:tab/><text:tab/><text:tab/><text:tab/></text:span><text:span text:style-name="T13">0</text:span></text:p>
            </text:list-item>
          </text:list>
        </text:list-header>
      </text:list>
      <text:p text:style-name="P5"/>
      <text:p text:style-name="P5"/>
      <text:p text:style-name="P5"/>
      <text:list xml:id="list39744565" text:continue-numbering="true" text:style-name="L1">
        <text:list-header>
          <text:p text:style-name="P17"><text:soft-page-break/>4) Si oui, le reportez vous sur le dossier médical de la patiente? <text:s text:c="6"/><text:span text:style-name="T7">rep</text:span></text:p>
          <text:list text:continue-numbering="true">
            <text:list-item>
              <text:p text:style-name="P19"><text:bookmark text:name="group_616606485_1"/><draw:control text:anchor-type="as-char" draw:z-index="9" draw:style-name="gr1" draw:text-style-name="P29" svg:width="0.345cm" svg:height="0.345cm" draw:control="control10"/> <text:span text:style-name="T6">Oui <text:s/><text:tab/><text:tab/></text:span><text:span text:style-name="T15">1</text:span></text:p>
            </text:list-item>
            <text:list-item>
              <text:p text:style-name="P19"><text:bookmark text:name="group_616606485_2"/><draw:control text:anchor-type="as-char" draw:z-index="10" draw:style-name="gr1" draw:text-style-name="P29" svg:width="0.345cm" svg:height="0.345cm" draw:control="control11"/> <text:span text:style-name="T6">Non<text:tab/><text:tab/></text:span><text:span text:style-name="T15">0</text:span></text:p>
              <text:p text:style-name="P20"/>
            </text:list-item>
          </text:list>
        </text:list-header>
      </text:list>
      <text:p text:style-name="P10"/>
      <text:list xml:id="list39757118" text:continue-numbering="true" text:style-name="L1">
        <text:list-header>
          <text:p text:style-name="P17">5) A quelle fréquence estimez vous pratiquer l'expression abdominale sur une période de un mois?<text:tab/><text:tab/><text:tab/><text:tab/><text:span text:style-name="T7">freq</text:span></text:p>
          <text:p text:style-name="P26"><text:bookmark text:name="entry_633519712"/><draw:control text:anchor-type="as-char" draw:z-index="11" draw:style-name="gr1" draw:text-style-name="P28" svg:width="4.34cm" svg:height="0.742cm" draw:control="control12"/></text:p>
          <text:p text:style-name="P26"/>
          <text:p text:style-name="P17">6) Dans quelles circonstances avez vous recours à l'expression abdominale?</text:p>
          <text:list text:continue-numbering="true">
            <text:list-item>
              <text:p text:style-name="P19"><text:bookmark text:name="group_437245961_1"/><draw:control text:anchor-type="as-char" draw:z-index="12" draw:style-name="gr1" draw:text-style-name="P29" svg:width="0.345cm" svg:height="0.345cm" draw:control="control13"/> <text:span text:style-name="T6">Altération du rythme cardiaque fœtal nécessitant une extraction rapide. <text:s text:c="4"/></text:span><text:span text:style-name="T16"><text:s/></text:span><text:span text:style-name="T9">arcf</text:span></text:p>
            </text:list-item>
            <text:list-item>
              <text:p text:style-name="P19"><text:bookmark text:name="group_437245961_2"/><draw:control text:anchor-type="as-char" draw:z-index="13" draw:style-name="gr1" draw:text-style-name="P29" svg:width="0.345cm" svg:height="0.345cm" draw:control="control14"/> <text:span text:style-name="T6">Stagnation de la présentation au détroit supérieur.<text:tab/><text:tab/><text:tab/><text:tab/></text:span><text:span text:style-name="T16"> <text:s/></text:span><text:span text:style-name="T9">ds</text:span></text:p>
            </text:list-item>
            <text:list-item>
              <text:p text:style-name="P19"><text:bookmark text:name="group_437245961_3"/><draw:control text:anchor-type="as-char" draw:z-index="14" draw:style-name="gr1" draw:text-style-name="P29" svg:width="0.345cm" svg:height="0.345cm" draw:control="control15"/> <text:span text:style-name="T6">Stagnation de la présentation au détroit moyen<text:tab/><text:tab/><text:tab/><text:tab/> </text:span><text:span text:style-name="T9"><text:s/>dm</text:span></text:p>
            </text:list-item>
            <text:list-item>
              <text:p text:style-name="P19"><text:bookmark text:name="group_437245961_4"/><draw:control text:anchor-type="as-char" draw:z-index="15" draw:style-name="gr1" draw:text-style-name="P29" svg:width="0.345cm" svg:height="0.345cm" draw:control="control16"/> <text:span text:style-name="T6">Stagnation de la présentation au détroit inférieur<text:tab/><text:tab/><text:tab/><text:tab/></text:span><text:span text:style-name="T8"> <text:s/></text:span><text:span text:style-name="T9">di</text:span></text:p>
            </text:list-item>
            <text:list-item>
              <text:p text:style-name="P19"><text:bookmark text:name="group_437245961_5"/><draw:control text:anchor-type="as-char" draw:z-index="16" draw:style-name="gr1" draw:text-style-name="P29" svg:width="0.345cm" svg:height="0.345cm" draw:control="control17"/> <text:span text:style-name="T6">Absence du gynécologue sur place<text:tab/><text:tab/><text:tab/><text:tab/><text:tab/><text:tab/> <text:s/></text:span><text:span text:style-name="T9">gyn</text:span><text:span text:style-name="T8"> </text:span></text:p>
            </text:list-item>
            <text:list-item>
              <text:p text:style-name="P19"><text:bookmark text:name="group_437245961_6"/><draw:control text:anchor-type="as-char" draw:z-index="17" draw:style-name="gr1" draw:text-style-name="P29" svg:width="0.345cm" svg:height="0.345cm" draw:control="control18"/> <text:span text:style-name="T6">Fatigue maternelle<text:tab/><text:tab/><text:tab/><text:tab/><text:tab/><text:tab/><text:tab/><text:tab/> </text:span><text:span text:style-name="T16"><text:s/></text:span><text:span text:style-name="T9">fat</text:span></text:p>
            </text:list-item>
            <text:list-item>
              <text:p text:style-name="P19"><text:bookmark text:name="group_437245961_7"/><draw:control text:anchor-type="as-char" draw:z-index="18" draw:style-name="gr1" draw:text-style-name="P29" svg:width="0.345cm" svg:height="0.345cm" draw:control="control19"/> <text:span text:style-name="T6">Sur demande du médecin gynécologue<text:tab/><text:tab/><text:tab/><text:tab/><text:tab/> <text:s/></text:span><text:span text:style-name="T9">dem</text:span></text:p>
            </text:list-item>
          </text:list>
        </text:list-header>
      </text:list>
      <text:p text:style-name="P5"><text:line-break/><text:span text:style-name="T14"> oui = 1<text:line-break/> non = 0</text:span></text:p>
      <text:list xml:id="list39739421" text:continue-numbering="true" text:style-name="L1">
        <text:list-header>
          <text:p text:style-name="P17">7) Connaissez vous la recommandation de la Haute Autorité de Santé publiée en 2007 sur l'expression abdominale?<text:tab/><text:tab/><text:tab/><text:span text:style-name="T7">con</text:span> </text:p>
          <text:list text:continue-numbering="true">
            <text:list-item>
              <text:p text:style-name="P19"><text:bookmark text:name="group_232469084_1"/><draw:control text:anchor-type="as-char" draw:z-index="19" draw:style-name="gr1" draw:text-style-name="P29" svg:width="0.345cm" svg:height="0.345cm" draw:control="control20"/> <text:span text:style-name="T6">Oui <text:tab/><text:tab/></text:span><text:span text:style-name="T15">1</text:span></text:p>
            </text:list-item>
            <text:list-item>
              <text:p text:style-name="P19"><text:bookmark text:name="group_232469084_2"/><draw:control text:anchor-type="as-char" draw:z-index="20" draw:style-name="gr1" draw:text-style-name="P29" svg:width="0.345cm" svg:height="0.345cm" draw:control="control21"/> <text:span text:style-name="T6">Non<text:tab/><text:tab/></text:span><text:span text:style-name="T15">0</text:span></text:p>
            </text:list-item>
          </text:list>
        </text:list-header>
      </text:list>
      <text:p text:style-name="P5"/>
      <text:p text:style-name="P5"/>
      <text:list xml:id="list39732433" text:continue-numbering="true" text:style-name="L1">
        <text:list-header>
          <text:p text:style-name="P17">8) Si oui, par quel moyen?</text:p>
          <text:list text:continue-numbering="true">
            <text:list-item>
              <text:p text:style-name="P19"><text:bookmark text:name="group_1706013781_1"/><draw:control text:anchor-type="as-char" draw:z-index="21" draw:style-name="gr1" draw:text-style-name="P29" svg:width="0.345cm" svg:height="0.345cm" draw:control="control22"/> <text:span text:style-name="T6">Durant vos études de sages-femmes<text:tab/><text:tab/><text:tab/><text:tab/></text:span><text:span text:style-name="T9">etude</text:span></text:p>
            </text:list-item>
            <text:list-item>
              <text:p text:style-name="P19"><text:bookmark text:name="group_1706013781_2"/><draw:control text:anchor-type="as-char" draw:z-index="22" draw:style-name="gr1" draw:text-style-name="P29" svg:width="0.345cm" svg:height="0.345cm" draw:control="control23"/> <text:span text:style-name="T6">Lors d'une formation professionnelle continue<text:tab/><text:tab/><text:tab/></text:span><text:span text:style-name="T9">forma</text:span></text:p>
            </text:list-item>
            <text:list-item>
              <text:p text:style-name="P19"><text:bookmark text:name="group_1706013781_3"/><draw:control text:anchor-type="as-char" draw:z-index="23" draw:style-name="gr1" draw:text-style-name="P29" svg:width="0.345cm" svg:height="0.345cm" draw:control="control24"/> <text:span text:style-name="T6">La mise en place d'un protocole dans le service<text:tab/><text:tab/><text:tab/></text:span><text:span text:style-name="T9">prot</text:span></text:p>
            </text:list-item>
            <text:list-item>
              <text:p text:style-name="P19"><text:bookmark text:name="group_1706013781_4"/><draw:control text:anchor-type="as-char" draw:z-index="24" draw:style-name="gr1" draw:text-style-name="P29" svg:width="0.345cm" svg:height="0.345cm" draw:control="control25"/> <text:span text:style-name="T6">Par vos propres moyens<text:tab/><text:tab/><text:tab/><text:tab/><text:tab/><text:tab/></text:span><text:span text:style-name="T9">moyen</text:span></text:p>
            </text:list-item>
          </text:list>
        </text:list-header>
      </text:list>
      <text:p text:style-name="P7"><text:s/>oui = 1<text:line-break/> non = 0</text:p>
      <text:p text:style-name="P6"/>
      <text:list xml:id="list39754044" text:continue-numbering="true" text:style-name="L1">
        <text:list-item>
          <text:p text:style-name="P17"><text:soft-page-break/>9) Dans quelles situations les recommandations de l'HAS ne s'appliquent-elles pas?</text:p>
          <text:p text:style-name="P27">Plusieurs réponses justes</text:p>
          <text:list>
            <text:list-item>
              <text:p text:style-name="P19"><text:bookmark text:name="group_228682990_1"/><draw:control text:anchor-type="as-char" draw:z-index="25" draw:style-name="gr1" draw:text-style-name="P29" svg:width="0.345cm" svg:height="0.345cm" draw:control="control26"/> <text:span text:style-name="T6">L’expression sus-pubienne associée à la manœuvre de Mac Roberts en cas de dystocie des épaules<text:tab/><text:tab/><text:tab/><text:tab/><text:tab/><text:tab/><text:tab/><text:tab/><text:tab/></text:span><text:span text:style-name="T9">mac</text:span></text:p>
            </text:list-item>
            <text:list-item>
              <text:p text:style-name="P19"><text:bookmark text:name="group_228682990_2"/><draw:control text:anchor-type="as-char" draw:z-index="26" draw:style-name="gr1" draw:text-style-name="P29" svg:width="0.345cm" svg:height="0.345cm" draw:control="control27"/> <text:span text:style-name="T6">L’expression abdominale appliquée lors d’une rétention sur tête dernière en cas de présentation du siège<text:tab/><text:tab/><text:tab/><text:tab/><text:tab/><text:tab/><text:tab/><text:tab/></text:span><text:span text:style-name="T9">tete</text:span></text:p>
            </text:list-item>
            <text:list-item>
              <text:p text:style-name="P19"><text:bookmark text:name="group_228682990_3"/><draw:control text:anchor-type="as-char" draw:z-index="27" draw:style-name="gr1" draw:text-style-name="P29" svg:width="0.345cm" svg:height="0.345cm" draw:control="control28"/> <text:span text:style-name="T6">L'expression abdominale associée à une extraction instrumentale<text:tab/><text:tab/></text:span><text:span text:style-name="T9">instr </text:span><text:span text:style-name="T6"><text:tab/></text:span></text:p>
            </text:list-item>
            <text:list-item>
              <text:p text:style-name="P19"><text:bookmark text:name="group_228682990_4"/><draw:control text:anchor-type="as-char" draw:z-index="28" draw:style-name="gr1" draw:text-style-name="P29" svg:width="0.345cm" svg:height="0.345cm" draw:control="control29"/> <text:span text:style-name="T6">L'expression abdominale lors de la césarienne<text:tab/><text:tab/><text:tab/><text:tab/></text:span><text:span text:style-name="T9">cesar</text:span></text:p>
            </text:list-item>
            <text:list-item>
              <text:p text:style-name="P19"><text:bookmark text:name="group_228682990_5"/><draw:control text:anchor-type="as-char" draw:z-index="29" draw:style-name="gr1" draw:text-style-name="P29" svg:width="0.345cm" svg:height="0.345cm" draw:control="control30"/> <text:span text:style-name="T6">L’expression sus-pubienne et le massage utérin lors de la prise en charge de la délivrance en général<text:tab/><text:tab/><text:tab/><text:tab/><text:tab/><text:tab/><text:tab/><text:tab/><text:tab/></text:span><text:span text:style-name="T9">deliv</text:span></text:p>
            </text:list-item>
          </text:list>
        </text:list-item>
      </text:list>
      <text:p text:style-name="P9"><text:line-break/><text:span text:style-name="T17"> oui = 1<text:line-break/> non = 2</text:span></text:p>
      <text:p text:style-name="P8"/>
      <text:p text:style-name="P9"><text:span text:style-name="T17">la bonne réponse est <text:s/></text:span>mac<text:span text:style-name="T17"> = 1</text:span></text:p>
      <text:p text:style-name="P9"><text:span text:style-name="T17"><text:tab/><text:tab/><text:tab/></text:span>tete<text:span text:style-name="T17"> = 1</text:span></text:p>
      <text:p text:style-name="P9"><text:span text:style-name="T17"><text:tab/><text:tab/><text:tab/></text:span>instr<text:span text:style-name="T17"> = 0</text:span></text:p>
      <text:p text:style-name="P9"><text:span text:style-name="T17"><text:tab/><text:tab/><text:tab/></text:span>cesar<text:span text:style-name="T17"> = 1</text:span></text:p>
      <text:p text:style-name="P9"><text:span text:style-name="T17"><text:tab/><text:tab/><text:tab/></text:span>deliv<text:span text:style-name="T17"> = 1</text:span></text:p>
      <text:p text:style-name="P5"/>
      <text:list xml:id="list39750940" text:continue-numbering="true" text:style-name="L1">
        <text:list-header>
          <text:p text:style-name="P17">10) Quels peuvent être les complications suite à une expressions abdominale?</text:p>
          <text:p text:style-name="P27">Plusieurs réponses justes</text:p>
          <text:list text:continue-numbering="true">
            <text:list-item>
              <text:p text:style-name="P19"><text:bookmark text:name="group_1497952601_1"/><draw:control text:anchor-type="as-char" draw:z-index="30" draw:style-name="gr1" draw:text-style-name="P29" svg:width="0.345cm" svg:height="0.345cm" draw:control="control31"/> <text:span text:style-name="T6">Stress physique et psychique sur le moment et après l'accouchement. <text:s text:c="8"/></text:span><text:span text:style-name="T9">stres</text:span></text:p>
            </text:list-item>
            <text:list-item>
              <text:p text:style-name="P19"><text:bookmark text:name="group_1497952601_2"/><draw:control text:anchor-type="as-char" draw:z-index="31" draw:style-name="gr1" draw:text-style-name="P29" svg:width="0.345cm" svg:height="0.345cm" draw:control="control32"/> <text:span text:style-name="T6">Douleurs abdominales persistantes après l'accouchement et ecchymoses abdominales </text:span><text:span text:style-name="T9">doul</text:span></text:p>
            </text:list-item>
            <text:list-item>
              <text:p text:style-name="P19"><text:bookmark text:name="group_1497952601_3"/><draw:control text:anchor-type="as-char" draw:z-index="32" draw:style-name="gr1" draw:text-style-name="P29" svg:width="0.345cm" svg:height="0.345cm" draw:control="control33"/> <text:span text:style-name="T6">Fractures de côtes<text:tab/> <text:s/></text:span><text:span text:style-name="T9"><text:s text:c="2"/><text:tab/><text:tab/><text:tab/><text:tab/><text:tab/><text:tab/><text:tab/> <text:s text:c="3"/>fract</text:span></text:p>
            </text:list-item>
            <text:list-item>
              <text:p text:style-name="P19"><text:bookmark text:name="group_1497952601_4"/><draw:control text:anchor-type="as-char" draw:z-index="33" draw:style-name="gr1" draw:text-style-name="P29" svg:width="0.345cm" svg:height="0.345cm" draw:control="control34"/> <text:span text:style-name="T6">Déchirures périnéales au troisième degré et sphincter anal<text:tab/><text:tab/> <text:s text:c="3"/></text:span><text:span text:style-name="T9">dechi</text:span></text:p>
            </text:list-item>
            <text:list-item>
              <text:p text:style-name="P19"><text:bookmark text:name="group_1497952601_5"/><draw:control text:anchor-type="as-char" draw:z-index="34" draw:style-name="gr1" draw:text-style-name="P29" svg:width="0.345cm" svg:height="0.345cm" draw:control="control35"/> <text:span text:style-name="T6">Rupture d'organes<text:tab/><text:tab/><text:tab/><text:tab/><text:tab/><text:tab/><text:tab/><text:tab/> <text:s text:c="3"/></text:span><text:span text:style-name="T9">rupt</text:span></text:p>
            </text:list-item>
            <text:list-item>
              <text:p text:style-name="P19"><text:bookmark text:name="group_1497952601_6"/><draw:control text:anchor-type="as-char" draw:z-index="35" draw:style-name="gr1" draw:text-style-name="P29" svg:width="0.345cm" svg:height="0.345cm" draw:control="control36"/> <text:span text:style-name="T6">Embolie amniotique<text:tab/><text:tab/><text:tab/><text:tab/><text:tab/><text:tab/><text:tab/><text:tab/> <text:s text:c="3"/></text:span><text:span text:style-name="T9">emb</text:span></text:p>
            </text:list-item>
            <text:list-item>
              <text:p text:style-name="P19"><text:bookmark text:name="group_1497952601_7"/><draw:control text:anchor-type="as-char" draw:z-index="36" draw:style-name="gr1" draw:text-style-name="P29" svg:width="0.345cm" svg:height="0.345cm" draw:control="control37"/> <text:span text:style-name="T6">Rupture utérine<text:tab/><text:tab/><text:tab/><text:tab/><text:tab/><text:tab/><text:tab/><text:tab/> <text:s text:c="2"/></text:span><text:span text:style-name="T9"><text:s/>ru</text:span></text:p>
            </text:list-item>
            <text:list-item>
              <text:p text:style-name="P19"><text:bookmark text:name="group_1497952601_8"/><draw:control text:anchor-type="as-char" draw:z-index="37" draw:style-name="gr1" draw:text-style-name="P29" svg:width="0.345cm" svg:height="0.345cm" draw:control="control38"/> <text:span text:style-name="T6">Atonie utérine<text:tab/><text:tab/><text:tab/><text:tab/><text:tab/><text:tab/><text:tab/><text:tab/> </text:span><text:span text:style-name="T9"><text:s text:c="3"/>atoni<text:tab/></text:span><text:span text:style-name="T6"><text:tab/><text:tab/><text:tab/><text:tab/><text:tab/><text:tab/><text:tab/> <text:s text:c="3"/></text:span></text:p>
            </text:list-item>
          </text:list>
        </text:list-header>
      </text:list>
      <text:p text:style-name="P7"><text:s/>oui = 1<text:line-break/> non = 0</text:p>
      <text:p text:style-name="P7"/>
      <text:p text:style-name="P7"><text:soft-page-break/>la bonne réponse est <text:span text:style-name="T12">stress </text:span>= 1</text:p>
      <text:p text:style-name="P7"><text:tab/><text:tab/> <text:s text:c="10"/><text:span text:style-name="T12">doul </text:span>= 1</text:p>
      <text:p text:style-name="P7"><text:tab/><text:tab/> <text:s text:c="9"/><text:span text:style-name="T12"><text:s/>fract </text:span>= 1</text:p>
      <text:p text:style-name="P7"><text:tab/><text:tab/> <text:s text:c="9"/><text:span text:style-name="T12"><text:s/>dechi</text:span> = 1</text:p>
      <text:p text:style-name="P7"><text:tab/><text:tab/> <text:s text:c="9"/><text:span text:style-name="T12"><text:s/>rupt</text:span> = 1</text:p>
      <text:p text:style-name="P7"><text:tab/><text:tab/> <text:s text:c="10"/><text:span text:style-name="T12">emb</text:span> = 0</text:p>
      <text:p text:style-name="P7"><text:tab/><text:tab/><text:tab/><text:span text:style-name="T12">ru </text:span>= 1</text:p>
      <text:p text:style-name="P7"><text:tab/><text:tab/><text:tab/><text:span text:style-name="T12">atoni</text:span> = 1</text:p>
      <text:p text:style-name="P7"/>
      <text:p text:style-name="P7">Très peu de personnes n'ont répondu juste aux questions 9 et 10 ce qui montre une méconnaissance de la recommandation de la haute autorité de santé de 2007.</text:p>
      <text:p text:style-name="P7"><text:tab/></text:p>
      <text:p text:style-name="P7"/>
      <text:list xml:id="list39760922" text:continue-numbering="true" text:style-name="L1">
        <text:list-header>
          <text:p text:style-name="P17">11) Est ce que vous avez modifié votre pratique professionnelle suite à la connaissance de cette recommandation?<text:tab/><text:tab/><text:tab/><text:tab/><text:span text:style-name="T7">modif </text:span></text:p>
          <text:list text:continue-numbering="true">
            <text:list-item>
              <text:p text:style-name="P19"><text:bookmark text:name="group_2040901443_1"/><draw:control text:anchor-type="as-char" draw:z-index="38" draw:style-name="gr1" draw:text-style-name="P29" svg:width="0.345cm" svg:height="0.345cm" draw:control="control39"/> <text:span text:style-name="T6">Oui<text:tab/><text:tab/></text:span><text:span text:style-name="T15">1</text:span></text:p>
            </text:list-item>
            <text:list-item>
              <text:p text:style-name="P19"><text:bookmark text:name="group_2040901443_2"/><draw:control text:anchor-type="as-char" draw:z-index="39" draw:style-name="gr1" draw:text-style-name="P29" svg:width="0.345cm" svg:height="0.345cm" draw:control="control40"/> <text:span text:style-name="T6">Non<text:tab/><text:tab/></text:span><text:span text:style-name="T15">0</text:span></text:p>
            </text:list-item>
          </text:list>
        </text:list-header>
      </text:list>
      <text:p text:style-name="P5"/>
      <text:list xml:id="list39744906" text:continue-numbering="true" text:style-name="L1">
        <text:list-header>
          <text:p text:style-name="P17">12) Si oui, quel sont les alternatives mises en place pour remplacer l'expression abdominale ?<text:tab/><text:tab/><text:tab/><text:tab/></text:p>
          <text:list text:continue-numbering="true">
            <text:list-item>
              <text:p text:style-name="P19"><text:bookmark text:name="group_1642075884_1"/><draw:control text:anchor-type="as-char" draw:z-index="40" draw:style-name="gr1" draw:text-style-name="P29" svg:width="0.345cm" svg:height="0.345cm" draw:control="control41"/> <text:span text:style-name="T6">Proposition d'une analgésie<text:tab/><text:tab/><text:tab/><text:tab/><text:tab/><text:tab/><text:tab/></text:span><text:span text:style-name="T9">analg</text:span></text:p>
            </text:list-item>
            <text:list-item>
              <text:p text:style-name="P19"><text:bookmark text:name="group_1642075884_2"/><draw:control text:anchor-type="as-char" draw:z-index="41" draw:style-name="gr1" draw:text-style-name="P29" svg:width="0.345cm" svg:height="0.345cm" draw:control="control42"/> <text:span text:style-name="T6">Augmentation du délai avant les efforts expulsifs<text:tab/><text:tab/><text:tab/><text:tab/></text:span><text:span text:style-name="T9">delai</text:span></text:p>
            </text:list-item>
            <text:list-item>
              <text:p text:style-name="P19"><text:bookmark text:name="group_1642075884_3"/><draw:control text:anchor-type="as-char" draw:z-index="42" draw:style-name="gr1" draw:text-style-name="P29" svg:width="0.345cm" svg:height="0.345cm" draw:control="control43"/> <text:span text:style-name="T6">Changement de position afin de favoriser la descente de la présentation <text:s/></text:span><text:span text:style-name="T9">pos</text:span></text:p>
            </text:list-item>
            <text:list-item>
              <text:p text:style-name="P19"><text:bookmark text:name="group_1642075884_4"/><draw:control text:anchor-type="as-char" draw:z-index="43" draw:style-name="gr1" draw:text-style-name="P29" svg:width="0.345cm" svg:height="0.345cm" draw:control="control44"/> <text:span text:style-name="T6">Utilisation d'ocytocine<text:tab/><text:tab/><text:tab/><text:tab/><text:tab/><text:tab/><text:tab/></text:span><text:span text:style-name="T9">ocyto</text:span></text:p>
            </text:list-item>
            <text:list-item>
              <text:p text:style-name="P19"><text:bookmark text:name="group_1642075884_5"/><draw:control text:anchor-type="as-char" draw:z-index="44" draw:style-name="gr1" draw:text-style-name="P29" svg:width="0.345cm" svg:height="0.345cm" draw:control="control45"/> <text:span text:style-name="T6">Pratique d'un pH au scalp afin d'affirmer ou non une souffrance fœtale <text:s text:c="4"/></text:span><text:span text:style-name="T9">ph</text:span></text:p>
            </text:list-item>
            <text:list-item>
              <text:p text:style-name="P19"><text:bookmark text:name="group_1642075884_6"/><draw:control text:anchor-type="as-char" draw:z-index="45" draw:style-name="gr1" draw:text-style-name="P29" svg:width="0.345cm" svg:height="0.345cm" draw:control="control46"/> <text:span text:style-name="T6">Pratique d'une épisiotomie<text:tab/><text:tab/><text:tab/><text:tab/><text:tab/><text:tab/><text:tab/></text:span><text:span text:style-name="T9">epi</text:span></text:p>
            </text:list-item>
            <text:list-item>
              <text:p text:style-name="P19"><text:bookmark text:name="group_1642075884_7"/><draw:control text:anchor-type="as-char" draw:z-index="46" draw:style-name="gr1" draw:text-style-name="P29" svg:width="0.345cm" svg:height="0.345cm" draw:control="control47"/> <text:span text:style-name="T6">Appel plus rapide du gynécologue afin de réaliser une ventouse<text:tab/><text:tab/></text:span><text:span text:style-name="T9">vent</text:span></text:p>
            </text:list-item>
            <text:list-item>
              <text:p text:style-name="P19"><text:bookmark text:name="group_1642075884_8"/><draw:control text:anchor-type="as-char" draw:z-index="47" draw:style-name="gr1" draw:text-style-name="P29" svg:width="0.345cm" svg:height="0.345cm" draw:control="control48"/> <text:span text:style-name="T6">Autre : précisez .......................................</text:span></text:p>
            </text:list-item>
          </text:list>
        </text:list-header>
      </text:list>
      <text:p text:style-name="P11"><text:s/>oui = 1<text:line-break/> non = 0</text:p>
      <text:list xml:id="list39752580" text:continue-numbering="true" text:style-name="L1">
        <text:list-header>
          <text:p text:style-name="P17">13) Si des alternatives ont été mises en place, avez vous le sentiment que les patientes ont un meilleur vécu de leurs accouchements? <text:s text:c="8"/><text:span text:style-name="T7">vecu</text:span></text:p>
          <text:list text:continue-numbering="true">
            <text:list-item>
              <text:p text:style-name="P19"><text:bookmark text:name="group_1460759124_1"/><draw:control text:anchor-type="as-char" draw:z-index="48" draw:style-name="gr1" draw:text-style-name="P29" svg:width="0.345cm" svg:height="0.345cm" draw:control="control49"/> <text:span text:style-name="T6">Oui <text:s text:c="7"/></text:span><text:span text:style-name="T15">1</text:span></text:p>
            </text:list-item>
            <text:list-item>
              <text:p text:style-name="P19"><text:bookmark text:name="group_1460759124_2"/><draw:control text:anchor-type="as-char" draw:z-index="49" draw:style-name="gr1" draw:text-style-name="P29" svg:width="0.345cm" svg:height="0.345cm" draw:control="control50"/> <text:span text:style-name="T6">Non <text:s text:c="6"/></text:span><text:span text:style-name="T15">0</text:span></text:p>
            </text:list-item>
          </text:list>
          <text:p text:style-name="P17"/>
          <text:p text:style-name="P18"><text:soft-page-break/>14) Quelle est votre position concernant l'ouverture aux sages-femmes de l'utilisation de la ventouse kiwi au détroit inférieur ? <text:s text:c="11"/><text:span text:style-name="T7"><text:s text:c="2"/>kiwi</text:span></text:p>
          <text:list text:continue-numbering="true">
            <text:list-item>
              <text:p text:style-name="P19"><text:bookmark text:name="group_308989206_1"/><draw:control text:anchor-type="as-char" draw:z-index="50" draw:style-name="gr1" draw:text-style-name="P29" svg:width="0.345cm" svg:height="0.345cm" draw:control="control51"/> <text:span text:style-name="T6">Favorable <text:s text:c="13"/></text:span><text:span text:style-name="T15">1</text:span></text:p>
            </text:list-item>
            <text:list-item>
              <text:p text:style-name="P19"><text:bookmark text:name="group_308989206_2"/><draw:control text:anchor-type="as-char" draw:z-index="51" draw:style-name="gr1" draw:text-style-name="P29" svg:width="0.345cm" svg:height="0.345cm" draw:control="control52"/> <text:span text:style-name="T6">Défavorable <text:s text:c="10"/></text:span><text:span text:style-name="T15">0</text:span></text:p>
            </text:list-item>
            <text:list-item>
              <text:p text:style-name="P25"><text:bookmark text:name="group_308989206_3"/><draw:control text:anchor-type="as-char" draw:z-index="52" draw:style-name="gr1" draw:text-style-name="P29" svg:width="0.345cm" svg:height="0.345cm" draw:control="control53"/> <text:span text:style-name="T6">Sans avis <text:s text:c="13"/></text:span><text:span text:style-name="T15"><text:s/>2</text:span></text:p>
            </text:list-item>
          </text:list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/>
    <style:font-face style:name="Mangal1" svg:font-family="Mangal"/>
    <style:font-face style:name="OpenSymbol" svg:font-family="OpenSymbol"/>
    <style:font-face style:name="Roboto" svg:font-family="Roboto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5:55:45.85</meta:creation-date>
    <dc:date>2016-01-28T19:57:09.83</dc:date>
    <meta:editing-duration>PT9H12M1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5" meta:paragraph-count="93" meta:word-count="731" meta:character-count="5049"/>
  </office:meta>
</office:document-meta>
</file>